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Sans" svg:font-family="BentonSans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 fo:font-weight="normal" officeooo:rsid="0021d15b" officeooo:paragraph-rsid="0022bca4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BentonSans" fo:font-size="10.5pt" fo:letter-spacing="normal" fo:language="en" fo:country="US" fo:font-style="normal" fo:font-weight="normal" officeooo:rsid="00230949" officeooo:paragraph-rsid="0023b609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style:font-name="BentonSans" fo:font-size="10.5pt" fo:letter-spacing="normal" fo:language="en" fo:country="US" fo:font-style="normal" fo:font-weight="normal" officeooo:rsid="002575ee" officeooo:paragraph-rsid="002575ee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font-name="BentonSans" fo:font-size="10.5pt" fo:letter-spacing="normal" fo:language="en" fo:country="US" fo:font-style="normal" fo:font-weight="normal" officeooo:rsid="002575ee" officeooo:paragraph-rsid="003acf7c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font-name="BentonSans" fo:font-size="10.5pt" fo:letter-spacing="normal" fo:language="en" fo:country="US" fo:font-style="normal" fo:font-weight="normal" officeooo:rsid="003c4464" officeooo:paragraph-rsid="003c4464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Roboto" fo:font-size="15pt" fo:letter-spacing="normal" fo:font-style="normal" fo:font-weight="normal" officeooo:rsid="0027cf27" officeooo:paragraph-rsid="0027cf27"/>
    </style:style>
    <style:style style:name="P7" style:family="paragraph" style:parent-style-name="Standard">
      <style:text-properties officeooo:rsid="0027cf27" officeooo:paragraph-rsid="0027cf27"/>
    </style:style>
    <style:style style:name="P8" style:family="paragraph" style:parent-style-name="Standard">
      <style:text-properties officeooo:paragraph-rsid="002d7929"/>
    </style:style>
    <style:style style:name="P9" style:family="paragraph" style:parent-style-name="Standard">
      <style:text-properties officeooo:paragraph-rsid="00327336"/>
    </style:style>
    <style:style style:name="P10" style:family="paragraph" style:parent-style-name="Standard">
      <style:text-properties officeooo:paragraph-rsid="0033e731"/>
    </style:style>
    <style:style style:name="T1" style:family="text">
      <style:text-properties fo:language="en" fo:country="US" officeooo:rsid="001e42b3"/>
    </style:style>
    <style:style style:name="T2" style:family="text">
      <style:text-properties fo:language="en" fo:country="US" officeooo:rsid="002171c7"/>
    </style:style>
    <style:style style:name="T3" style:family="text">
      <style:text-properties fo:language="en" fo:country="US" officeooo:rsid="0028a312"/>
    </style:style>
    <style:style style:name="T4" style:family="text">
      <style:text-properties fo:language="en" fo:country="US" officeooo:rsid="002aacbe"/>
    </style:style>
    <style:style style:name="T5" style:family="text">
      <style:text-properties fo:language="en" fo:country="US" officeooo:rsid="00327336"/>
    </style:style>
    <style:style style:name="T6" style:family="text">
      <style:text-properties fo:font-variant="normal" fo:text-transform="none" fo:color="#000000" style:font-name="BentonSans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2bca4" style:font-weight-asian="normal" style:font-weight-complex="normal"/>
    </style:style>
    <style:style style:name="T8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0949" style:font-weight-asian="normal" style:font-weight-complex="normal"/>
    </style:style>
    <style:style style:name="T9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b609" style:font-weight-asian="normal" style:font-weight-complex="normal"/>
    </style:style>
    <style:style style:name="T10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575ee" style:font-weight-asian="normal" style:font-weight-complex="normal"/>
    </style:style>
    <style:style style:name="T11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d7929" style:font-weight-asian="normal" style:font-weight-complex="normal"/>
    </style:style>
    <style:style style:name="T12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f60af" style:font-weight-asian="normal" style:font-weight-complex="normal"/>
    </style:style>
    <style:style style:name="T13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27336" style:font-weight-asian="normal" style:font-weight-complex="normal"/>
    </style:style>
    <style:style style:name="T14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3e731" style:font-weight-asian="normal" style:font-weight-complex="normal"/>
    </style:style>
    <style:style style:name="T15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67ae8" style:font-weight-asian="normal" style:font-weight-complex="normal"/>
    </style:style>
    <style:style style:name="T16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6c2ee" style:font-weight-asian="normal" style:font-weight-complex="normal"/>
    </style:style>
    <style:style style:name="T17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85815" style:font-weight-asian="normal" style:font-weight-complex="normal"/>
    </style:style>
    <style:style style:name="T18" style:family="text">
      <style:text-properties fo:color="#000000" fo:language="en" fo:country="US" fo:font-weight="normal" officeooo:rsid="002171c7" style:font-weight-asian="normal" style:font-weight-complex="normal"/>
    </style:style>
    <style:style style:name="T19" style:family="text">
      <style:text-properties fo:color="#000000" fo:language="en" fo:country="US" fo:font-weight="normal" officeooo:rsid="0021d15b" style:font-weight-asian="normal" style:font-weight-complex="normal"/>
    </style:style>
    <style:style style:name="T20" style:family="text">
      <style:text-properties fo:color="#000000" fo:language="en" fo:country="US" fo:font-weight="normal" officeooo:rsid="0022bca4" style:font-weight-asian="normal" style:font-weight-complex="normal"/>
    </style:style>
    <style:style style:name="T21" style:family="text">
      <style:text-properties fo:color="#000000" fo:language="en" fo:country="US" fo:font-weight="normal" officeooo:rsid="002c3662" style:font-weight-asian="normal" style:font-weight-complex="normal"/>
    </style:style>
    <style:style style:name="T22" style:family="text">
      <style:text-properties fo:color="#000000" fo:language="en" fo:country="US" fo:font-weight="normal" officeooo:rsid="00327336" style:font-weight-asian="normal" style:font-weight-complex="normal"/>
    </style:style>
    <style:style style:name="T23" style:family="text">
      <style:text-properties officeooo:rsid="00361f20"/>
    </style:style>
    <style:style style:name="T24" style:family="text">
      <style:text-properties officeooo:rsid="0038e14f"/>
    </style:style>
    <style:style style:name="T25" style:family="text">
      <style:text-properties officeooo:rsid="003acf7c"/>
    </style:style>
    <style:style style:name="T26" style:family="text">
      <style:text-properties officeooo:rsid="003ce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idal power in northern Scotland</text:span></text:p>
      <text:p text:style-name="P6"><text:span text:style-name="T3"/></text:p>
      <text:p text:style-name="P7"><text:span text:style-name="T3">Ссылка: </text:span><text:a xlink:type="simple" xlink:href="https://www.youtube.com/watch?v=rlYKkH4W-0Y" text:style-name="Internet_20_link" text:visited-style-name="Visited_20_Internet_20_Link"><text:span text:style-name="T1">https://www.youtube.com/watch?v=rlYKkH4W-0Y</text:span></text:a></text:p>
      <text:p text:style-name="P7"><text:span text:style-name="T1"/></text:p>
      <text:p text:style-name="P9"><text:span text:style-name="T1">In a towering workshop by the be of <text:s/></text:span><text:span text:style-name="T5">#1 </text:span><text:span text:style-name="T2">&lt;</text:span><text:span text:style-name="T4">next gen</text:span><text:span text:style-name="T2">&gt;</text:span><text:span text:style-name="T1"> northern Scotland a </text:span><text:span text:style-name="T5">#2</text:span><text:span text:style-name="T1"> </text:span><text:span text:style-name="T2">&lt;</text:span><text:span text:style-name="T1">whole kind</text:span><text:span text:style-name="T2">&gt;</text:span><text:span text:style-name="T1"> tidal power combine has been read</text:span><text:span text:style-name="T2">ied for its be <text:s/></text:span><text:span text:style-name="T5">#3 </text:span><text:span text:style-name="T2">&lt;ab …&gt; .</text:span><text:span text:style-name="T1"> <text:s/></text:span><text:span text:style-name="T2">Engineers has been worked for decades on generating electricity from tidal flows but developer </text:span><text:span text:style-name="T5">#4</text:span><text:span text:style-name="T2"> &lt;atlantis&gt; believes thats </text:span><text:span text:style-name="T5">#5</text:span><text:span text:style-name="T2"> &lt;magic skills&gt; in the </text:span><text:span text:style-name="T6">the Pentland Firth</text:span><text:span text:style-name="T18"> <text:s/></text:span><text:span text:style-name="T19">would be last demonstrate that technology make commercial sense.</text:span></text:p>
      <text:p text:style-name="P1"/>
      <text:p text:style-name="P9"><text:span text:style-name="T20">“Investors and utilities around the world what</text:span><text:span text:style-name="T19"> </text:span><text:span text:style-name="T20">we <text:s/></text:span><text:span text:style-name="T22">#6 </text:span><text:span text:style-name="T20">&lt;</text:span><text:span text:style-name="T21">watch enclosed</text:span><text:span text:style-name="T20">&gt; </text:span><text:span text:style-name="T21">in the</text:span><text:span text:style-name="T20"> progress of the </text:span><text:span text:style-name="T7">MeyGen project. </text:span><text:span text:style-name="T8">If all goes well with MeyGen site then time of tidal power has finally come.”</text:span></text:p>
      <text:p text:style-name="P2"/>
      <text:p text:style-name="P8"><text:span text:style-name="T9">The basic idea is simple. Underwater</text:span><text:span text:style-name="T8"> </text:span><text:span text:style-name="T9">currants turns a generator and makes electricity in a same way as wind turbine. </text:span><text:span text:style-name="T10">But tidal power involves some substantial engineering challenges.</text:span></text:p>
      <text:p text:style-name="P8"><text:span text:style-name="T10"/></text:p>
      <text:p text:style-name="P10"><text:span text:style-name="T11">“</text:span><text:span text:style-name="T10"> If you can imagine 40 meters of water flowing nearly a fifty </text:span><text:span text:style-name="T13">#7</text:span><text:span text:style-name="T10">&lt;</text:span><text:span text:style-name="T12">m</text:span><text:span text:style-name="T10">...&gt; thats creates huge loads. On top of tha</text:span><text:span text:style-name="T13">t </text:span><text:span text:style-name="T10">we have </text:span><text:span text:style-name="T15">very </text:span><text:span text:style-name="T13">#8</text:span><text:span text:style-name="T10"> &lt;solar&gt; effect that causes </text:span><text:span text:style-name="T13">#</text:span><text:span text:style-name="T14">9 </text:span><text:span text:style-name="T10">&lt;...&gt;. </text:span><text:span text:style-name="T16">And so that that puts the machine</text:span><text:span text:style-name="T10"> </text:span><text:span text:style-name="T17">on the </text:span><text:span text:style-name="T10">great </text:span><text:span text:style-name="T17">#9 &lt;&gt;</text:span><text:span text:style-name="T10"> stress. “</text:span></text:p>
      <text:p text:style-name="P3"/>
      <text:p text:style-name="P4">The <text:span text:style-name="T23">powerful</text:span> tides that rushes through the Pentland Firth <text:span text:style-name="T24">add to</text:span> the difficulty o<text:span text:style-name="T25">f</text:span> install<text:span text:style-name="T25">ing and mounting</text:span> turbines. <text:s/></text:p>
      <text:p text:style-name="P4"/>
      <text:p text:style-name="P5">Local #10 &lt;fa..&gt; keeper William Brammer <text:span text:style-name="T26">says just crossing the Firth requires careful navig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tonSans" svg:font-family="BentonSans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37:55.143177811</meta:creation-date>
    <dc:date>2016-09-28T19:36:17.438327497</dc:date>
    <meta:editing-duration>PT1H2M49S</meta:editing-duration>
    <meta:editing-cycles>28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11" meta:character-count="1277" meta:non-whitespace-character-count="1067"/>
  </office:meta>
</office:document-meta>
</file>